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officeooo:rsid="0020d9bf" officeooo:paragraph-rsid="0020d9bf" fo:background-color="transparent"/>
    </style:style>
    <style:style style:name="P4" style:family="paragraph" style:parent-style-name="Standard">
      <style:text-properties officeooo:rsid="001a20fe" officeooo:paragraph-rsid="001a20fe" fo:background-color="#ffff00"/>
    </style:style>
    <style:style style:name="P5" style:family="paragraph" style:parent-style-name="Standard">
      <style:text-properties officeooo:rsid="001ba2ac" officeooo:paragraph-rsid="001ba2ac" fo:background-color="transparent"/>
    </style:style>
    <style:style style:name="P6" style:family="paragraph" style:parent-style-name="Standard">
      <style:text-properties officeooo:rsid="001ba2ac" officeooo:paragraph-rsid="001ef7bb" fo:background-color="transparent"/>
    </style:style>
    <style:style style:name="P7" style:family="paragraph" style:parent-style-name="Standard">
      <style:text-properties officeooo:rsid="0020d9bf" officeooo:paragraph-rsid="0020d9bf" fo:background-color="transparent"/>
    </style:style>
    <style:style style:name="P8" style:family="paragraph" style:parent-style-name="Standard">
      <style:text-properties fo:font-weight="normal" officeooo:rsid="001a20fe" officeooo:paragraph-rsid="001a20fe" fo:background-color="#ffff00" style:font-weight-asian="normal" style:font-weight-complex="normal"/>
    </style:style>
    <style:style style:name="P9" style:family="paragraph" style:parent-style-name="Standard">
      <style:text-properties fo:font-weight="normal" officeooo:rsid="001c5b69" officeooo:paragraph-rsid="001c5b69" fo:background-color="transparent" style:font-weight-asian="normal" style:font-weight-complex="normal"/>
    </style:style>
    <style:style style:name="P10" style:family="paragraph" style:parent-style-name="Standard">
      <style:text-properties officeooo:rsid="0020d9bf" officeooo:paragraph-rsid="0020d9bf"/>
    </style:style>
    <style:style style:name="P11" style:family="paragraph" style:parent-style-name="Standard">
      <style:text-properties officeooo:paragraph-rsid="0023c615"/>
    </style:style>
    <style:style style:name="P12" style:family="paragraph" style:parent-style-name="Standard">
      <style:text-properties officeooo:paragraph-rsid="0025efdd"/>
    </style:style>
    <style:style style:name="P13" style:family="paragraph" style:parent-style-name="Standard">
      <style:text-properties officeooo:rsid="0023c615" officeooo:paragraph-rsid="0023c615"/>
    </style:style>
    <style:style style:name="P14" style:family="paragraph" style:parent-style-name="Standard">
      <style:text-properties officeooo:rsid="0023c615" officeooo:paragraph-rsid="0025efdd"/>
    </style:style>
    <style:style style:name="P15" style:family="paragraph" style:parent-style-name="Standard">
      <style:text-properties officeooo:paragraph-rsid="002ee254"/>
    </style:style>
    <style:style style:name="P16" style:family="paragraph" style:parent-style-name="Standard">
      <style:text-properties fo:font-weight="normal" officeooo:rsid="0031c671" officeooo:paragraph-rsid="0031c671" fo:background-color="transparent" style:font-weight-asian="normal" style:font-weight-complex="normal"/>
    </style:style>
    <style:style style:name="P17" style:family="paragraph" style:parent-style-name="Standard">
      <style:text-properties fo:font-weight="normal" officeooo:rsid="0032a006" officeooo:paragraph-rsid="0032a006" fo:background-color="transparent"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729fc"/>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1c5b69" style:font-style-asian="normal" style:font-style-complex="normal"/>
    </style:style>
    <style:style style:name="T5" style:family="text">
      <style:text-properties fo:font-style="normal" style:text-underline-style="none" officeooo:rsid="001dad3d" style:font-style-asian="normal" style:font-style-complex="normal"/>
    </style:style>
    <style:style style:name="T6" style:family="text">
      <style:text-properties fo:font-style="normal" style:text-underline-style="none" officeooo:rsid="001ef7bb" style:font-style-asian="normal" style:font-style-complex="normal"/>
    </style:style>
    <style:style style:name="T7" style:family="text">
      <style:text-properties officeooo:rsid="001d63a6"/>
    </style:style>
    <style:style style:name="T8" style:family="text">
      <style:text-properties officeooo:rsid="001ef7bb"/>
    </style:style>
    <style:style style:name="T9" style:family="text">
      <style:text-properties style:text-underline-style="none"/>
    </style:style>
    <style:style style:name="T10" style:family="text">
      <style:text-properties style:text-underline-style="none" officeooo:rsid="001dad3d"/>
    </style:style>
    <style:style style:name="T11" style:family="text">
      <style:text-properties officeooo:rsid="001f1403"/>
    </style:style>
    <style:style style:name="T12" style:family="text">
      <style:text-properties fo:background-color="transparent" loext:char-shading-value="0"/>
    </style:style>
    <style:style style:name="T13" style:family="text">
      <style:text-properties officeooo:rsid="00222bbf" fo:background-color="transparent" loext:char-shading-value="0"/>
    </style:style>
    <style:style style:name="T14" style:family="text">
      <style:text-properties officeooo:rsid="0023c615" fo:background-color="transparent" loext:char-shading-value="0"/>
    </style:style>
    <style:style style:name="T15" style:family="text">
      <style:text-properties officeooo:rsid="0025efdd" fo:background-color="transparent" loext:char-shading-value="0"/>
    </style:style>
    <style:style style:name="T16" style:family="text">
      <style:text-properties officeooo:rsid="0027db95" fo:background-color="transparent" loext:char-shading-value="0"/>
    </style:style>
    <style:style style:name="T17" style:family="text">
      <style:text-properties officeooo:rsid="002d43ac" fo:background-color="transparent" loext:char-shading-value="0"/>
    </style:style>
    <style:style style:name="T18" style:family="text">
      <style:text-properties officeooo:rsid="00222bbf"/>
    </style:style>
    <style:style style:name="T19" style:family="text">
      <style:text-properties officeooo:rsid="0023c615"/>
    </style:style>
    <style:style style:name="T20" style:family="text">
      <style:text-properties officeooo:rsid="002ee254"/>
    </style:style>
    <style:style style:name="T21" style:family="text">
      <style:text-properties officeooo:rsid="0003a66f"/>
    </style:style>
    <style:style style:name="T22" style:family="text">
      <style:text-properties officeooo:rsid="002fd1d8"/>
    </style:style>
    <style:style style:name="T23" style:family="text">
      <style:text-properties officeooo:rsid="0032a0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re :</text:p>
      <text:p text:style-name="Standard"><text:s text:c="4"/>Modélisation numérique, <text:span text:style-name="T22">compilation, et</text:span> résolution d'un circuit électrique</text:p>
      <text:p text:style-name="Standard"/>
      <text:p text:style-name="Standard"/>
      <text:p text:style-name="P1">Ancrage au thème :</text:p>
      <text:p text:style-name="Standard"><text:s text:c="4"/>Ce projet de simulateur de circuit électrique s'inscrit dans le thème "Transition, transformation, conversion". Il aide les étudiants à faire la transition de la théorie à la pratique. En transformant un circuit physique en structure de données, il permet aux ingénieurs d'anticiper le comportement du circuit en convertissant leurs idées. <text:s/>(50 mots)</text:p>
      <text:p text:style-name="Standard"/>
      <text:p text:style-name="Standard"/>
      <text:p text:style-name="P1">Motivation du choix de l'étude :<text:tab/></text:p>
      <text:p text:style-name="P15"><text:s text:c="8"/>Ce projet permet de conserver un savoir-faire concernant l'étude des circuits électriques dans un monde où l'intelligence artificielle <text:span text:style-name="T7">joue un rôle prépondérant dans</text:span> l<text:span text:style-name="T7">es avancées scientifiques</text:span>.</text:p>
      <text:p text:style-name="P15"><text:s text:c="3"/><text:span text:style-name="T21">Partant </text:span><text:span text:style-name="T7">d’un circuit électrique</text:span><text:span text:style-name="T20"> </text:span><text:span text:style-name="T7">schématisé, créer un modèle simplifiant sa résolution</text:span> <text:span text:style-name="T20">permet de réduire les coûts et le temps de développement en ingénierie électronique. (50 mots)</text:span></text:p>
      <text:p text:style-name="Standard"/>
      <text:p text:style-name="P2">MCOT :</text:p>
      <text:p text:style-name="Standard"/>
      <text:p text:style-name="Standard"><text:s text:c="4"/><text:span text:style-name="T1">1. Positionnements thématiques :</text:span></text:p>
      <text:p text:style-name="Standard"><text:s text:c="8"/>- Informatique Pratique :</text:p>
      <text:p text:style-name="Standard"><text:s text:c="12"/>-- Modélisation informatique</text:p>
      <text:p text:style-name="Standard"><text:s text:c="12"/>-- Simulation informatique</text:p>
      <text:p text:style-name="Standard"/>
      <text:p text:style-name="Standard"/>
      <text:p text:style-name="Standard"><text:s text:c="8"/>- Informatique Théorique :</text:p>
      <text:p text:style-name="Standard"><text:s text:c="12"/>-- Théorie des langages</text:p>
      <text:p text:style-name="Standard"><text:s text:c="12"/>-- Structures de données</text:p>
      <text:p text:style-name="Standard"/>
      <text:p text:style-name="Standard"/>
      <text:p text:style-name="Standard"><text:s text:c="8"/>- Électronique</text:p>
      <text:p text:style-name="Standard"/>
      <text:p text:style-name="Standard"/>
      <text:p text:style-name="Standard"><text:s text:c="5"/>et Mots-clés :</text:p>
      <text:p text:style-name="Standard"><text:s text:c="8"/>Modélisation, circuits électriques</text:p>
      <text:p text:style-name="Standard"/>
      <text:p text:style-name="Standard"/>
      <text:p text:style-name="P1">2. Bibliographie commentée (650 mots max)</text:p>
      <text:p text:style-name="P4">[Pour le <text:span text:style-name="T18">31</text:span>/01 max]</text:p>
      <text:p text:style-name="P4"/>
      <text:p text:style-name="P4"/>
      <text:p text:style-name="P4"/>
      <text:p text:style-name="P5">- Modéliser = plus rapide, plus économique, plus grande échelle</text:p>
      <text:p text:style-name="P6">- <text:span text:style-name="T8">2 manières de modéliser : romain way <text:s text:c="2"/>[1] <text:s text:c="3"/>[6]</text:span></text:p>
      <text:p text:style-name="P5"><text:tab/><text:tab/><text:tab/><text:tab/><text:span text:style-name="T8">jules way <text:s text:c="3"/>[2 - 5]</text:span></text:p>
      <text:p text:style-name="P3">Rédaction :</text:p>
      <text:p text:style-name="P7"><text:tab/></text:p>
      <text:p text:style-name="P7">Il paraît donc avantageux de transitionner d’une méthode plus classique à une méthode numérique, permettant de modéliser simplement un circuit, et d’en déterminer toutes les informations voulues. Il n’est alors plus nécessaire de mesurer à la main les grandeurs voulues grâce à des outils adaptés, car toutes ces valeurs peuvent être calculées directement grâce aux formules d’électronique usuelles (ponts diviseurs…). Cette approche est particulièrement intéressante pour limiter les coûts, obtenir <text:soft-page-break/>des résultats fiables rapidement et agir à grande échelle pour modéliser des réseaux de circuits importants.</text:p>
      <text:p text:style-name="P10"><text:span text:style-name="T12"/></text:p>
      <text:p text:style-name="P10"><text:span text:style-name="T12"><text:tab/>Une première </text:span><text:span text:style-name="T14">approche</text:span><text:span text:style-name="T12"> possible consis</text:span><text:span text:style-name="T14">te à modéliser un circuit comme un graphe </text:span><text:span text:style-name="T17">étiqueté </text:span><text:span text:style-name="T14">dont les arêtes et les sommets correspondent respectivement aux mailles et aux nœuds du circuit [6].</text:span></text:p>
      <text:p text:style-name="P10"><text:span text:style-name="T14"/></text:p>
      <text:p text:style-name="P10"><text:span text:style-name="T12"/></text:p>
      <text:p text:style-name="P10"><text:span text:style-name="T12"><text:tab/>Il est aussi possible de voir un circuit comme une suite d’opérateurs. On peut alors traiter informatiquement un circuit donné en entrée et le convertir en un type avantageux permettant de prendre en compte les dipôles </text:span><text:span text:style-name="T13">en série ou en dérivation </text:span><text:span text:style-name="T15">[6]</text:span><text:span text:style-name="T13">. Cette modélisation permet d’obtenir une écriture simplifiée d’un circuit électrique. Par exemple, un circuit composé de trois résistances <text:s/>dont deux seraient en série, le tout en dérivation avec une troisième pourrait être modélisable par «(R1-R2)|R3». Cette expression pourra alors ê</text:span><text:span text:style-name="T16">tre analysée lexicalement dans un lexer </text:span><text:span text:style-name="T13">[</text:span><text:span text:style-name="T15">7</text:span><text:span text:style-name="T13">], </text:span><text:span text:style-name="T16">puis syntaxiquement dans un parser [8]</text:span><text:span text:style-name="T13">. </text:span><text:span text:style-name="T16">Puis, il sera très simple d’assimiler cette structure à une structure d’arbre afin de calculer, grâce aux formules d’électronique usuelles, les données du circuit. </text:span></text:p>
      <text:p text:style-name="P10"><text:span text:style-name="T16"/></text:p>
      <text:p text:style-name="P10"><text:span text:style-name="T16"/></text:p>
      <text:p text:style-name="P10"><text:span text:style-name="T12"/></text:p>
      <text:p text:style-name="P1">3. Problématique <text:span text:style-name="T8">retenue </text:span>(50 mots max):</text:p>
      <text:p text:style-name="Standard"><text:s text:c="4"/><text:span text:style-name="T9">Comment, à partir d’une </text:span><text:span text:style-name="T10">représentation schématique fournie</text:span><text:span text:style-name="T9"> par l’utilisateur, </text:span><text:span text:style-name="T10">modéliser </text:span><text:span text:style-name="T9">un circuit électrique quelconque et </text:span><text:span text:style-name="T4">simuler son fonctionnement </text:span><text:span text:style-name="T5">pour en extraire les informations nécessaires </text:span><text:span text:style-name="T6">à sa résolution</text:span><text:span text:style-name="T3">?</text:span><text:bookmark text:name="Bookmark 1"/></text:p>
      <text:p text:style-name="Standard"/>
      <text:p text:style-name="P1">4. Objectifs du TIPE (100 mots max) <text:span text:style-name="T2">(séparé)</text:span></text:p>
      <text:p text:style-name="P8">[Pour le <text:span text:style-name="T11">23</text:span>/01 max]</text:p>
      <text:p text:style-name="P9">Romain → compilation </text:p>
      <text:p text:style-name="P9">Jules → graphe – courant de boucles</text:p>
      <text:p text:style-name="P16"/>
      <text:p text:style-name="P16">1) Comprendre la théorie de l’analyse des circuits <text:span text:style-name="T23">en tant que graphe </text:span>pour décrire une méthode de résolution</text:p>
      <text:p text:style-name="P16">2) Implémenter en C une bibliothèque de gestion de graphes et des algorithmes pour résoudre le circuit</text:p>
      <text:p text:style-name="P16">3) <text:span text:style-name="T23">Vérifier expérimentalement les résultats renvoyés par la simulation</text:span></text:p>
      <text:p text:style-name="P17">4) Créer une interface utilisateur intuitive permettant de fournir une représentation schématique simple en entrée</text:p>
      <text:p text:style-name="Standard"/>
      <text:p text:style-name="P1">5. Liste de références bibliographiques (2 à 10 références)</text:p>
      <text:p text:style-name="P11"><text:s text:c="4"/>[1] <text:span text:style-name="T19">Nom : <text:s/>Farahani Mehrshad</text:span></text:p>
      <text:p text:style-name="P13"><text:s text:c="10"/>Titre : NaiveCircuitSimulator </text:p>
      <text:p text:style-name="P11"><text:s text:c="10"/><text:span text:style-name="T19">URL : </text:span><text:a xlink:type="simple" xlink:href="https://github.com/FarahaniMehrshad/NaiveCircuitSimulator/tree/master?tab=readme-ov-file" text:style-name="Internet_20_link" text:visited-style-name="Visited_20_Internet_20_Link">https://github.com/FarahaniMehrshad/NaiveCircuitSimulator/tree/master?tab=readme-ov-fil</text:a>e</text:p>
      <text:p text:style-name="Standard"><text:s text:c="4"/>[2] https://ieeexplore-ieee-org.ezproxy.uphf.fr/stamp/stamp.jsp?tp=\&amp;arnumber=1085419</text:p>
      <text:p text:style-name="Standard"><text:s text:c="4"/>[3] https://arxiv.org/abs/1404.7610</text:p>
      <text:p text:style-name="Standard"><text:s text:c="4"/>[4] https://fr.wikipedia.org/wiki/Graphe_cordal</text:p>
      <text:p text:style-name="Standard"><text:s text:c="4"/>[5] https://en.wikipedia.org/wiki/Mesh_analysis</text:p>
      <text:p text:style-name="P12"><text:s text:c="4"/>[6] <text:span text:style-name="T19">Nom : <text:s/>Guillemin, Ernst A.</text:span></text:p>
      <text:p text:style-name="P14"><text:s text:c="10"/>Titre : Théorie du circuit d'introduction</text:p>
      <text:p text:style-name="P12"><text:s text:c="10"/><text:span text:style-name="T19">URL : https://archive.org/details/introductorycirc0000gui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6:24:41.881869258</meta:creation-date>
    <dc:date>2025-02-02T16:05:17.776479844</dc:date>
    <meta:editing-duration>PT22H49M39S</meta:editing-duration>
    <meta:editing-cycles>11</meta:editing-cycles>
    <meta:generator>LibreOffice/24.2.3.2$Linux_X86_64 LibreOffice_project/433d9c2ded56988e8a90e6b2e771ee4e6a5ab2ba</meta:generator>
    <meta:document-statistic meta:table-count="0" meta:image-count="0" meta:object-count="0" meta:page-count="2" meta:paragraph-count="49" meta:word-count="586" meta:character-count="4394" meta:non-whitespace-character-count="3656"/>
  </office:meta>
</office:document-meta>
</file>